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35in solid #000000" fo:border-right="none" fo:border-top="0.0035in solid #000000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035in solid #000000" fo:border-right="none" fo:border-top="non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035in solid #000000" fo:padding-bottom="0.0193in" fo:padding-left="0.0138in" fo:padding-right="0.0138in" fo:padding-top="0.0193in"/>
      <style:paragraph-properties fo:text-align="center"/>
    </style:style>
    <style:style style:name="ce4" style:family="table-cell" style:parent-style-name="Default">
      <style:table-cell-properties fo:border-bottom="0.0035in solid #000000" style:text-align-source="fix" style:repeat-content="false" fo:border-left="0.0035in solid #000000" fo:border-right="none" fo:border-top="non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35in solid #000000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border-bottom="0.0035in solid #000000" style:text-align-source="fix" style:repeat-content="false" fo:border-left="none" fo:border-right="none" fo:border-top="none"/>
      <style:paragraph-properties fo:text-align="cente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035in solid #000000" fo:border-top="0.0035in solid #000000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none" fo:border-right="0.0035in solid #000000" fo:border-top="non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35in solid #000000" fo:border-top="non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35in solid #000000" style:text-align-source="fix" style:repeat-content="false" fo:border-left="none" fo:border-right="0.0035in solid #000000" fo:border-top="none"/>
      <style:paragraph-properties fo:text-align="center"/>
    </style:style>
  </office:automatic-styles>
  <office:body>
    <office:spreadsheet>
      <table:table table:name="PtsToInterpolate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ce6"/>
        <table:table-column table:style-name="co1" table:default-cell-style-name="ce10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8" office:value-type="string">
            <text:p>Linear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8" office:value-type="string">
            <text:p>Interpolation Assignment</text:p>
          </table:table-cell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1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5" office:value-type="string">
            <text:p>d</text:p>
          </table:table-cell>
          <table:table-cell table:style-name="ce9" office:value-type="string">
            <text:p>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>
          <table:table-cell table:number-columns-repeated="2"/>
          <table:table-cell office:value-type="float" office:value="4.5">
            <text:p>4.5</text:p>
          </table:table-cell>
          <table:table-cell table:number-columns-repeated="3"/>
          <table:table-cell table:style-name="ce3" office:value-type="string">
            <text:p>x from a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table:number-columns-repeated="2"/>
          <table:table-cell office:value-type="float" office:value="5.2">
            <text:p>5.2</text:p>
          </table:table-cell>
          <table:table-cell/>
          <table:table-cell table:style-name="ce3" table:formula="of:=[.E10]+([.E12]-[.E10])*(([.C11]-[.C10])/([.C13]-[.C10]))" office:value-type="float" office:value="2.2">
            <text:p>2.2</text:p>
          </table:table-cell>
          <table:table-cell/>
          <table:table-cell table:style-name="ce11" table:formula="of:=[.G10]+([.C11]-[.C10])/([.C13]-[.C10])*([.G13]-[.G10])" office:value-type="float" office:value="10.4">
            <text:p>10.4</text:p>
          </table:table-cell>
          <table:table-cell office:value-type="string">
            <text:p>example e(a)-&gt;e(5.2)</text:p>
          </table:table-cell>
        </table:table-row>
        <table:table-row table:style-name="ro2">
          <table:table-cell table:number-columns-repeated="2"/>
          <table:table-cell table:style-name="ce3" table:formula="of:=[.C11]+([.C13]-[.C11])*(([.E12]-[.E11])/([.E13]-[.E11]))" office:value-type="float" office:value="5.55555555555556">
            <text:p>5.5555555556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/>
        </table:table-row>
        <table:table-row table:style-name="ro2">
          <table:table-cell table:number-columns-repeated="2"/>
          <table:table-cell office:value-type="float" office:value="6.5">
            <text:p>6.5</text:p>
          </table:table-cell>
          <table:table-cell table:style-name="ce3" table:formula="of:=[.D13]+([.D15]-[.D13])*(([.C14]-[.C13])/([.C15]-[.C13]))" office:value-type="float" office:value="37.5">
            <text:p>37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table:number-columns-repeated="2"/>
          <table:table-cell office:value-type="float" office:value="7.3">
            <text:p>7.3</text:p>
          </table:table-cell>
          <table:table-cell table:number-columns-repeated="2"/>
          <table:table-cell table:style-name="ce3" table:formula="of:=[.F15]+([.F18]-[.F15])*(([.C16]-[.C15])/([.C18]-[.C15]))" office:value-type="float" office:value="7.7">
            <text:p>7.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table:formula="of:=[.C16]+([.C18]-[.C16])*(([.G17]-[.G15])/([.G18]-[.G15]))" office:value-type="float" office:value="7.61818181818182">
            <text:p>7.6181818182</text:p>
          </table:table-cell>
          <table:table-cell table:number-columns-repeated="3"/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float" office:value="8">
            <text:p>8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21">
            <text:p>21</text:p>
          </table:table-cell>
          <table:table-cell table:style-name="ce12" office:value-type="float" office:value="36">
            <text:p>3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4/07/2015</text:date>, <text:time>11:3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5T09:05:36.51</meta:creation-date>
    <dc:date>2015-04-07T11:39:12.13</dc:date>
    <meta:editing-duration>PT27M59S</meta:editing-duration>
    <meta:editing-cycles>3</meta:editing-cycles>
    <meta:generator>OpenOffice/4.1.0$Win32 OpenOffice.org_project/410m18$Build-9764</meta:generator>
    <dc:creator>RCC RCCD</dc:creator>
    <meta:document-statistic meta:table-count="1" meta:cell-count="41" meta:object-count="0"/>
  </office:meta>
</office:document-meta>
</file>